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0/2021<text:bookmark-end text:name="Text14"/></text:p>
            <text:p text:style-name="Normální">KVOP-29846/2021<text:bookmark-end text:name="Text2"/></text:p>
            <text:p text:style-name="Normální"><text:bookmark-start text:name="Text3"/>12. 07. 2021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R. B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>Vážený pane B.,</text:p>
      <text:p text:style-name="Základnítext">dne 7. července byla<text:s/>do Kanceláře veřejného ochránce práv doručena Vaše žádost podle zákona o svobodném přístupu k informacím,<text:s/>kterou žádáte informace<text:s/>o počtu a povaze stížností na lékařskou péči ve Věznici Pardubice a Věznici Rapotice, které Kancelář veřejného ochránce práv (dále jen Kancelář) obdržela v období od 1. 1. 2020 do 30. 6. 2021</text:p>
      <text:p text:style-name="Základnítext">K Vaší žádosti<text:s/><text:span text:style-name="Silné">poskytuji následující informace</text:span>:</text:p>
      <text:p text:style-name="Základnítext">Kancelář v předmětném období obdržela<text:s/>5<text:s/>stížností na lékařskou péči<text:s/>ve Věznici<text:s/>Pardubice.</text:p>
      <text:p text:style-name="Základnítext">Tři stížnosti se týkaly dostupnosti zdravotní péče ve věznici, resp. zajištění specializovaných vyšetření mimo věznici, jedna stížnost se týkala neúplnosti poskytnuté zdravotní dokumentace a jedna stížnost cílila na špatný lékařský postup ve věci zahájení a poskytování léčby závažného virového onemocnění.</text:p>
      <text:p text:style-name="Základnítext">Kancelář v předmětném období obdržela<text:s/>jednu<text:s/>stížností na lékařskou péči<text:s/>ve Věznici<text:s/>Rapotice.</text:p>
      <text:p text:style-name="Základnítext">Stížnost se týkala léčby bolesti.</text:p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J2CB*</text:span>*KVOPX00BJ2CB*</text:p>
        <text:p text:style-name="P12"><text:span text:style-name="T13">KVOPX00BJ2CB</text:span>KVOPX00BJ2C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6T09:46:00Z</meta:creation-date>
    <dc:date>2021-07-26T09:4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90" meta:character-count="1314" meta:row-count="9" meta:non-whitespace-character-count="1126"/>
  </office:meta>
</office:document-meta>
</file>